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PunktVergabe" table:style-name="ta1" table:print="false">
        <office:forms form:automatic-focus="false" form:apply-design-mode="false"/>
        <table:table-column table:style-name="co1" table:number-columns-repeated="17" table:default-cell-style-name="Default"/>
        <table:table-row table:style-name="ro1"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2"/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/>
        </table:table-row>
        <table:table-row table:style-name="ro1">
          <table:table-cell office:value-type="string">
            <text:p>Name:</text:p>
          </table:table-cell>
          <table:table-cell office:value-type="string">
            <text:p>An Sung Tang Myun Ramyun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Shin Ramyun Hot&amp;Spicy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Kimchi Ramyun</text:p>
          </table:table-cell>
          <table:table-cell table:number-columns-repeated="2"/>
          <table:table-cell office:value-type="string">
            <text:p>Name:</text:p>
          </table:table-cell>
          <table:table-cell office:value-type="string">
            <text:p>Authentic Kimchi Flavor CUP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2"/>
          <table:table-cell office:value-type="string">
            <text:p>Seppo</text:p>
          </table:table-cell>
          <table:table-cell office:value-type="string">
            <text:p>Kristoph</text:p>
          </table:table-cell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office:value-type="string">
            <text:p>Geschmack</text:p>
          </table:table-cell>
          <table:table-cell table:style-name="ce1" office:value-type="float" office:value="7">
            <text:p>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chärfe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Schärfe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Schärfe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string">
            <text:p>Inhalt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office:value-type="string">
            <text:p>Inhalt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office:value-type="string">
            <text:p>Inhalt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string">
            <text:p>Inhalt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string">
            <text:p>Menge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office:value-type="string">
            <text:p>Menge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office:value-type="string">
            <text:p>Menge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string">
            <text:p>Menge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Hersteller:</text:p>
          </table:table-cell>
          <table:table-cell office:value-type="string">
            <text:p>Indomie</text:p>
          </table:table-cell>
          <table:table-cell table:number-columns-repeated="3"/>
          <table:table-cell office:value-type="string">
            <text:p>Hersteller:</text:p>
          </table:table-cell>
          <table:table-cell/>
          <table:table-cell table:number-columns-repeated="3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 table:number-columns-repeated="2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/>
        </table:table-row>
        <table:table-row table:style-name="ro1">
          <table:table-cell office:value-type="string">
            <text:p>Name:</text:p>
          </table:table-cell>
          <table:table-cell office:value-type="string">
            <text:p>Jumbo Mi Goreng – Rasa Ayam Panggang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Unif 100 Chicken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Cup Nudeln Rind</text:p>
          </table:table-cell>
          <table:table-cell table:number-columns-repeated="2"/>
          <table:table-cell office:value-type="string">
            <text:p>Name:</text:p>
          </table:table-cell>
          <table:table-cell office:value-type="string">
            <text:p>Cup Nudeln Spicy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2"/>
          <table:table-cell office:value-type="string">
            <text:p>Seppo</text:p>
          </table:table-cell>
          <table:table-cell office:value-type="string">
            <text:p>Kristoph</text:p>
          </table:table-cell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chärfe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Schärf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Schärf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halt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enge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Hersteller:</text:p>
          </table:table-cell>
          <table:table-cell office:value-type="string">
            <text:p>Mama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 table:number-columns-repeated="2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/>
        </table:table-row>
        <table:table-row table:style-name="ro1">
          <table:table-cell office:value-type="string">
            <text:p>Name:</text:p>
          </table:table-cell>
          <table:table-cell office:value-type="string">
            <text:p>Oriental Style Instant Noodles Pork Flavour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Damae Ramen Spicy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Damae Ramen</text:p>
          </table:table-cell>
          <table:table-cell table:number-columns-repeated="2"/>
          <table:table-cell office:value-type="string">
            <text:p>Name:</text:p>
          </table:table-cell>
          <table:table-cell office:value-type="string">
            <text:p>Kimchi Ramen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2"/>
          <table:table-cell office:value-type="string">
            <text:p>Seppo</text:p>
          </table:table-cell>
          <table:table-cell office:value-type="string">
            <text:p>Kristoph</text:p>
          </table:table-cell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Geschmack</text:p>
          </table:table-cell>
          <table:table-cell table:style-name="ce1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chärfe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nhalt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nge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Jin Mai Lang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Jin Mai Lang</text:p>
          </table:table-cell>
          <table:table-cell table:number-columns-repeated="5"/>
        </table:table-row>
        <table:table-row table:style-name="ro1">
          <table:table-cell office:value-type="string">
            <text:p>Name:</text:p>
          </table:table-cell>
          <table:table-cell office:value-type="string">
            <text:p>Big Bowl Noodle Udon Flavour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Spicy Beef Flavour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Stew Beef Flavour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4"/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 table:number-rows-repeated="44">
          <table:table-cell table:number-columns-repeated="17"/>
        </table:table-row>
        <table:table-row table:style-name="ro1">
          <table:table-cell/>
          <table:table-cell table:style-name="ce1"/>
          <table:table-cell table:number-columns-repeated="15"/>
        </table:table-row>
      </table:table>
      <table:table table:name="Gesamt Punkte" table:style-name="ta1" table:print="false">
        <office:forms form:automatic-focus="false" form:apply-design-mode="false"/>
        <table:table-column table:style-name="co1" table:number-columns-repeated="17" table:default-cell-style-name="Default"/>
        <table:table-row table:style-name="ro1">
          <table:table-cell table:formula="of:=[PunktVergabe.A1]" office:value-type="string" office:string-value="Hersteller:">
            <text:p>Hersteller:</text:p>
          </table:table-cell>
          <table:table-cell table:formula="of:=[PunktVergabe.B1]" office:value-type="string" office:string-value="Nong Shim">
            <text:p>Nong Shim</text:p>
          </table:table-cell>
          <table:table-cell table:number-columns-repeated="3"/>
          <table:table-cell table:formula="of:=[PunktVergabe.F1]" office:value-type="string" office:string-value="Hersteller:">
            <text:p>Hersteller:</text:p>
          </table:table-cell>
          <table:table-cell table:formula="of:=[PunktVergabe.G1]" office:value-type="string" office:string-value="Nong Shim">
            <text:p>Nong Shim</text:p>
          </table:table-cell>
          <table:table-cell table:number-columns-repeated="3"/>
          <table:table-cell table:formula="of:=[PunktVergabe.K1]" office:value-type="string" office:string-value="Hersteller:">
            <text:p>Hersteller:</text:p>
          </table:table-cell>
          <table:table-cell table:formula="of:=[PunktVergabe.L1]" office:value-type="string" office:string-value="Nong Shim">
            <text:p>Nong Shim</text:p>
          </table:table-cell>
          <table:table-cell table:number-columns-repeated="2"/>
          <table:table-cell table:formula="of:=[PunktVergabe.O1]" office:value-type="string" office:string-value="Hersteller:">
            <text:p>Hersteller:</text:p>
          </table:table-cell>
          <table:table-cell table:formula="of:=[PunktVergabe.P1]" office:value-type="string" office:string-value="Nong Shim">
            <text:p>Nong Shim</text:p>
          </table:table-cell>
          <table:table-cell/>
        </table:table-row>
        <table:table-row table:style-name="ro1">
          <table:table-cell table:formula="of:=[PunktVergabe.A2]" office:value-type="string" office:string-value="Name:">
            <text:p>Name:</text:p>
          </table:table-cell>
          <table:table-cell table:formula="of:=[PunktVergabe.B2]" office:value-type="string" office:string-value="An Sung Tang Myun Ramyun">
            <text:p>An Sung Tang Myun Ramyun</text:p>
          </table:table-cell>
          <table:table-cell table:number-columns-repeated="3"/>
          <table:table-cell table:formula="of:=[PunktVergabe.F2]" office:value-type="string" office:string-value="Name:">
            <text:p>Name:</text:p>
          </table:table-cell>
          <table:table-cell table:formula="of:=[PunktVergabe.G2]" office:value-type="string" office:string-value="Shin Ramyun Hot&amp;Spicy">
            <text:p>Shin Ramyun Hot&amp;Spicy</text:p>
          </table:table-cell>
          <table:table-cell table:number-columns-repeated="3"/>
          <table:table-cell table:formula="of:=[PunktVergabe.K2]" office:value-type="string" office:string-value="Name:">
            <text:p>Name:</text:p>
          </table:table-cell>
          <table:table-cell table:formula="of:=[PunktVergabe.L2]" office:value-type="string" office:string-value="Kimchi Ramyun">
            <text:p>Kimchi Ramyun</text:p>
          </table:table-cell>
          <table:table-cell table:number-columns-repeated="2"/>
          <table:table-cell table:formula="of:=[PunktVergabe.O2]" office:value-type="string" office:string-value="Name:">
            <text:p>Name:</text:p>
          </table:table-cell>
          <table:table-cell table:formula="of:=[PunktVergabe.P2]" office:value-type="string" office:string-value="Authentic Kimchi Flavor CUP">
            <text:p>Authentic Kimchi Flavor CUP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PunktVergabe.B4]" office:value-type="string" office:string-value="Seppo">
            <text:p>Seppo</text:p>
          </table:table-cell>
          <table:table-cell table:formula="of:=[PunktVergabe.C4]" office:value-type="string" office:string-value="Kristoph">
            <text:p>Kristoph</text:p>
          </table:table-cell>
          <table:table-cell table:number-columns-repeated="3"/>
          <table:table-cell table:formula="of:=[PunktVergabe.G4]" office:value-type="string" office:string-value="Seppo">
            <text:p>Seppo</text:p>
          </table:table-cell>
          <table:table-cell table:formula="of:=[PunktVergabe.H4]" office:value-type="string" office:string-value="Kristoph">
            <text:p>Kristoph</text:p>
          </table:table-cell>
          <table:table-cell table:number-columns-repeated="3"/>
          <table:table-cell table:formula="of:=[PunktVergabe.L4]" office:value-type="string" office:string-value="Seppo">
            <text:p>Seppo</text:p>
          </table:table-cell>
          <table:table-cell table:formula="of:=[PunktVergabe.M4]" office:value-type="string" office:string-value="Kristoph">
            <text:p>Kristoph</text:p>
          </table:table-cell>
          <table:table-cell table:number-columns-repeated="2"/>
          <table:table-cell table:formula="of:=[PunktVergabe.P4]" office:value-type="string" office:string-value="Seppo">
            <text:p>Seppo</text:p>
          </table:table-cell>
          <table:table-cell table:formula="of:=[PunktVergabe.Q4]" office:value-type="string" office:string-value="Kristoph">
            <text:p>Kristoph</text:p>
          </table:table-cell>
        </table:table-row>
        <table:table-row table:style-name="ro1">
          <table:table-cell table:formula="of:=[PunktVergabe.A5]" office:value-type="string" office:string-value="Geschmack">
            <text:p>Geschmack</text:p>
          </table:table-cell>
          <table:table-cell table:formula="of:=[PunktVergabe.B5]*0.6" office:value-type="float" office:value="3.6">
            <text:p>3,6</text:p>
          </table:table-cell>
          <table:table-cell table:formula="of:=[PunktVergabe.C5]*0.6" office:value-type="float" office:value="4.8">
            <text:p>4,8</text:p>
          </table:table-cell>
          <table:table-cell table:number-columns-repeated="2"/>
          <table:table-cell table:formula="of:=[PunktVergabe.F5]" office:value-type="string" office:string-value="Geschmack">
            <text:p>Geschmack</text:p>
          </table:table-cell>
          <table:table-cell table:formula="of:=[PunktVergabe.G5]*0.6" office:value-type="float" office:value="2.4">
            <text:p>2,4</text:p>
          </table:table-cell>
          <table:table-cell table:formula="of:=[PunktVergabe.H5]*0.6" office:value-type="float" office:value="3">
            <text:p>3</text:p>
          </table:table-cell>
          <table:table-cell table:number-columns-repeated="2"/>
          <table:table-cell table:formula="of:=[PunktVergabe.K5]" office:value-type="string" office:string-value="Geschmack">
            <text:p>Geschmack</text:p>
          </table:table-cell>
          <table:table-cell table:formula="of:=[PunktVergabe.L5]*0.6" office:value-type="float" office:value="5.4">
            <text:p>5,4</text:p>
          </table:table-cell>
          <table:table-cell table:formula="of:=[PunktVergabe.M5]*0.6" office:value-type="float" office:value="5.4">
            <text:p>5,4</text:p>
          </table:table-cell>
          <table:table-cell/>
          <table:table-cell table:formula="of:=[PunktVergabe.O5]" office:value-type="string" office:string-value="Geschmack">
            <text:p>Geschmack</text:p>
          </table:table-cell>
          <table:table-cell table:formula="of:=[PunktVergabe.P5]*0.6" office:value-type="float" office:value="4.2">
            <text:p>4,2</text:p>
          </table:table-cell>
          <table:table-cell table:formula="of:=[PunktVergabe.Q5]*0.6" office:value-type="float" office:value="4.2">
            <text:p>4,2</text:p>
          </table:table-cell>
        </table:table-row>
        <table:table-row table:style-name="ro1">
          <table:table-cell table:formula="of:=[PunktVergabe.A6]" office:value-type="string" office:string-value="Schärfe">
            <text:p>Schärfe</text:p>
          </table:table-cell>
          <table:table-cell table:formula="of:=[PunktVergabe.B6]*0.15" office:value-type="float" office:value="1.2">
            <text:p>1,2</text:p>
          </table:table-cell>
          <table:table-cell table:formula="of:=[PunktVergabe.C6]*0.15" office:value-type="float" office:value="1.05">
            <text:p>1,05</text:p>
          </table:table-cell>
          <table:table-cell table:number-columns-repeated="2"/>
          <table:table-cell table:formula="of:=[PunktVergabe.F6]" office:value-type="string" office:string-value="Schärfe">
            <text:p>Schärfe</text:p>
          </table:table-cell>
          <table:table-cell table:formula="of:=[PunktVergabe.G6]*0.15" office:value-type="float" office:value="1.5">
            <text:p>1,5</text:p>
          </table:table-cell>
          <table:table-cell table:formula="of:=[PunktVergabe.H6]*0.15" office:value-type="float" office:value="1.35">
            <text:p>1,35</text:p>
          </table:table-cell>
          <table:table-cell table:number-columns-repeated="2"/>
          <table:table-cell table:formula="of:=[PunktVergabe.K6]" office:value-type="string" office:string-value="Schärfe">
            <text:p>Schärfe</text:p>
          </table:table-cell>
          <table:table-cell table:formula="of:=[PunktVergabe.L6]*0.15" office:value-type="float" office:value="0.3">
            <text:p>0,3</text:p>
          </table:table-cell>
          <table:table-cell table:formula="of:=[PunktVergabe.M6]*0.15" office:value-type="float" office:value="0.3">
            <text:p>0,3</text:p>
          </table:table-cell>
          <table:table-cell/>
          <table:table-cell table:formula="of:=[PunktVergabe.O6]" office:value-type="string" office:string-value="Schärfe">
            <text:p>Schärfe</text:p>
          </table:table-cell>
          <table:table-cell table:formula="of:=[PunktVergabe.P6]*0.15" office:value-type="float" office:value="0.9">
            <text:p>0,9</text:p>
          </table:table-cell>
          <table:table-cell table:formula="of:=[PunktVergabe.Q6]*0.15" office:value-type="float" office:value="0.9">
            <text:p>0,9</text:p>
          </table:table-cell>
        </table:table-row>
        <table:table-row table:style-name="ro1">
          <table:table-cell table:formula="of:=[PunktVergabe.A7]" office:value-type="string" office:string-value="Inhalt">
            <text:p>Inhalt</text:p>
          </table:table-cell>
          <table:table-cell table:formula="of:=[PunktVergabe.B7]*0.15" office:value-type="float" office:value="1.05">
            <text:p>1,05</text:p>
          </table:table-cell>
          <table:table-cell table:formula="of:=[PunktVergabe.C7]*0.15" office:value-type="float" office:value="1.05">
            <text:p>1,05</text:p>
          </table:table-cell>
          <table:table-cell table:number-columns-repeated="2"/>
          <table:table-cell table:formula="of:=[PunktVergabe.F7]" office:value-type="string" office:string-value="Inhalt">
            <text:p>Inhalt</text:p>
          </table:table-cell>
          <table:table-cell table:formula="of:=[PunktVergabe.G7]*0.15" office:value-type="float" office:value="1.2">
            <text:p>1,2</text:p>
          </table:table-cell>
          <table:table-cell table:formula="of:=[PunktVergabe.H7]*0.15" office:value-type="float" office:value="1.2">
            <text:p>1,2</text:p>
          </table:table-cell>
          <table:table-cell table:number-columns-repeated="2"/>
          <table:table-cell table:formula="of:=[PunktVergabe.K7]" office:value-type="string" office:string-value="Inhalt">
            <text:p>Inhalt</text:p>
          </table:table-cell>
          <table:table-cell table:formula="of:=[PunktVergabe.L7]*0.15" office:value-type="float" office:value="1.2">
            <text:p>1,2</text:p>
          </table:table-cell>
          <table:table-cell table:formula="of:=[PunktVergabe.M7]*0.15" office:value-type="float" office:value="1.2">
            <text:p>1,2</text:p>
          </table:table-cell>
          <table:table-cell/>
          <table:table-cell table:formula="of:=[PunktVergabe.O7]" office:value-type="string" office:string-value="Inhalt">
            <text:p>Inhalt</text:p>
          </table:table-cell>
          <table:table-cell table:formula="of:=[PunktVergabe.P7]*0.15" office:value-type="float" office:value="1.35">
            <text:p>1,35</text:p>
          </table:table-cell>
          <table:table-cell table:formula="of:=[PunktVergabe.Q7]*0.15" office:value-type="float" office:value="1.35">
            <text:p>1,35</text:p>
          </table:table-cell>
        </table:table-row>
        <table:table-row table:style-name="ro1">
          <table:table-cell table:formula="of:=[PunktVergabe.A8]" office:value-type="string" office:string-value="Menge">
            <text:p>Menge</text:p>
          </table:table-cell>
          <table:table-cell table:formula="of:=[PunktVergabe.B8]*0.1" office:value-type="float" office:value="0.9">
            <text:p>0,9</text:p>
          </table:table-cell>
          <table:table-cell table:formula="of:=[PunktVergabe.C8]*0.1" office:value-type="float" office:value="0.9">
            <text:p>0,9</text:p>
          </table:table-cell>
          <table:table-cell table:number-columns-repeated="2"/>
          <table:table-cell table:formula="of:=[PunktVergabe.F8]" office:value-type="string" office:string-value="Menge">
            <text:p>Menge</text:p>
          </table:table-cell>
          <table:table-cell table:formula="of:=[PunktVergabe.G8]*0.1" office:value-type="float" office:value="0.8">
            <text:p>0,8</text:p>
          </table:table-cell>
          <table:table-cell table:formula="of:=[PunktVergabe.H8]*0.1" office:value-type="float" office:value="0.8">
            <text:p>0,8</text:p>
          </table:table-cell>
          <table:table-cell table:number-columns-repeated="2"/>
          <table:table-cell table:formula="of:=[PunktVergabe.K8]" office:value-type="string" office:string-value="Menge">
            <text:p>Menge</text:p>
          </table:table-cell>
          <table:table-cell table:formula="of:=[PunktVergabe.L8]*0.1" office:value-type="float" office:value="0.8">
            <text:p>0,8</text:p>
          </table:table-cell>
          <table:table-cell table:formula="of:=[PunktVergabe.M8]*0.1" office:value-type="float" office:value="0.8">
            <text:p>0,8</text:p>
          </table:table-cell>
          <table:table-cell/>
          <table:table-cell table:formula="of:=[PunktVergabe.O8]" office:value-type="string" office:string-value="Menge">
            <text:p>Menge</text:p>
          </table:table-cell>
          <table:table-cell table:formula="of:=[PunktVergabe.P8]*0.1" office:value-type="float" office:value="0.6">
            <text:p>0,6</text:p>
          </table:table-cell>
          <table:table-cell table:formula="of:=[PunktVergabe.Q8]*0.1" office:value-type="float" office:value="0.6">
            <text:p>0,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5:.B8])" office:value-type="float" office:value="6.75">
            <text:p>6,75</text:p>
          </table:table-cell>
          <table:table-cell table:formula="of:=SUM([.C5:.C8])" office:value-type="float" office:value="7.8">
            <text:p>7,8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5:.G8])" office:value-type="float" office:value="5.9">
            <text:p>5,9</text:p>
          </table:table-cell>
          <table:table-cell table:formula="of:=SUM([.H5:.H8])" office:value-type="float" office:value="6.35">
            <text:p>6,3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5:.L8])" office:value-type="float" office:value="7.7">
            <text:p>7,7</text:p>
          </table:table-cell>
          <table:table-cell table:formula="of:=SUM([.M5:.M8])" office:value-type="float" office:value="7.7">
            <text:p>7,7</text:p>
          </table:table-cell>
          <table:table-cell/>
          <table:table-cell office:value-type="string">
            <text:p>Gesamt</text:p>
          </table:table-cell>
          <table:table-cell table:formula="of:=SUM([.P5:.P8])" office:value-type="float" office:value="7.05">
            <text:p>7,05</text:p>
          </table:table-cell>
          <table:table-cell table:formula="of:=SUM([.Q5:.Q8])" office:value-type="float" office:value="7.05">
            <text:p>7,0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formula="of:=[PunktVergabe.A12]" office:value-type="string" office:string-value="Hersteller:">
            <text:p>Hersteller:</text:p>
          </table:table-cell>
          <table:table-cell table:formula="of:=[PunktVergabe.B12]" office:value-type="string" office:string-value="Indomie">
            <text:p>Indomie</text:p>
          </table:table-cell>
          <table:table-cell table:number-columns-repeated="3"/>
          <table:table-cell table:formula="of:=[PunktVergabe.F12]" office:value-type="string" office:string-value="Hersteller:">
            <text:p>Hersteller:</text:p>
          </table:table-cell>
          <table:table-cell table:formula="of:=[PunktVergabe.G12]" office:value-type="float" office:value="0">
            <text:p>0</text:p>
          </table:table-cell>
          <table:table-cell table:number-columns-repeated="3"/>
          <table:table-cell table:formula="of:=[PunktVergabe.K12]" office:value-type="string" office:string-value="Hersteller:">
            <text:p>Hersteller:</text:p>
          </table:table-cell>
          <table:table-cell table:formula="of:=[PunktVergabe.L12]" office:value-type="string" office:string-value="Nissin">
            <text:p>Nissin</text:p>
          </table:table-cell>
          <table:table-cell table:number-columns-repeated="2"/>
          <table:table-cell table:formula="of:=[PunktVergabe.O12]" office:value-type="string" office:string-value="Hersteller:">
            <text:p>Hersteller:</text:p>
          </table:table-cell>
          <table:table-cell table:formula="of:=[PunktVergabe.P12]" office:value-type="string" office:string-value="Nissin">
            <text:p>Nissin</text:p>
          </table:table-cell>
          <table:table-cell/>
        </table:table-row>
        <table:table-row table:style-name="ro1">
          <table:table-cell table:formula="of:=[PunktVergabe.A13]" office:value-type="string" office:string-value="Name:">
            <text:p>Name:</text:p>
          </table:table-cell>
          <table:table-cell table:formula="of:=[PunktVergabe.B13]" office:value-type="string" office:string-value="Jumbo Mi Goreng – Rasa Ayam Panggang">
            <text:p>Jumbo Mi Goreng – Rasa Ayam Panggang</text:p>
          </table:table-cell>
          <table:table-cell table:number-columns-repeated="3"/>
          <table:table-cell table:formula="of:=[PunktVergabe.F13]" office:value-type="string" office:string-value="Name:">
            <text:p>Name:</text:p>
          </table:table-cell>
          <table:table-cell table:formula="of:=[PunktVergabe.G13]" office:value-type="string" office:string-value="Unif 100 Chicken">
            <text:p>Unif 100 Chicken</text:p>
          </table:table-cell>
          <table:table-cell table:number-columns-repeated="3"/>
          <table:table-cell table:formula="of:=[PunktVergabe.K13]" office:value-type="string" office:string-value="Name:">
            <text:p>Name:</text:p>
          </table:table-cell>
          <table:table-cell table:formula="of:=[PunktVergabe.L13]" office:value-type="string" office:string-value="Cup Nudeln Rind">
            <text:p>Cup Nudeln Rind</text:p>
          </table:table-cell>
          <table:table-cell table:number-columns-repeated="2"/>
          <table:table-cell table:formula="of:=[PunktVergabe.O13]" office:value-type="string" office:string-value="Name:">
            <text:p>Name:</text:p>
          </table:table-cell>
          <table:table-cell table:formula="of:=[PunktVergabe.P13]" office:value-type="string" office:string-value="Cup Nudeln Spicy">
            <text:p>Cup Nudeln Spicy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PunktVergabe.B15]" office:value-type="string" office:string-value="Seppo">
            <text:p>Seppo</text:p>
          </table:table-cell>
          <table:table-cell table:formula="of:=[PunktVergabe.C15]" office:value-type="string" office:string-value="Kristoph">
            <text:p>Kristoph</text:p>
          </table:table-cell>
          <table:table-cell table:number-columns-repeated="3"/>
          <table:table-cell table:formula="of:=[PunktVergabe.G15]" office:value-type="string" office:string-value="Seppo">
            <text:p>Seppo</text:p>
          </table:table-cell>
          <table:table-cell table:formula="of:=[PunktVergabe.H15]" office:value-type="string" office:string-value="Kristoph">
            <text:p>Kristoph</text:p>
          </table:table-cell>
          <table:table-cell table:number-columns-repeated="3"/>
          <table:table-cell table:formula="of:=[PunktVergabe.L15]" office:value-type="string" office:string-value="Seppo">
            <text:p>Seppo</text:p>
          </table:table-cell>
          <table:table-cell table:formula="of:=[PunktVergabe.M15]" office:value-type="string" office:string-value="Kristoph">
            <text:p>Kristoph</text:p>
          </table:table-cell>
          <table:table-cell table:number-columns-repeated="2"/>
          <table:table-cell table:formula="of:=[PunktVergabe.P15]" office:value-type="string" office:string-value="Seppo">
            <text:p>Seppo</text:p>
          </table:table-cell>
          <table:table-cell table:formula="of:=[PunktVergabe.Q15]" office:value-type="string" office:string-value="Kristoph">
            <text:p>Kristoph</text:p>
          </table:table-cell>
        </table:table-row>
        <table:table-row table:style-name="ro1">
          <table:table-cell table:formula="of:=[PunktVergabe.A16]" office:value-type="string" office:string-value="Geschmack">
            <text:p>Geschmack</text:p>
          </table:table-cell>
          <table:table-cell table:formula="of:=[PunktVergabe.B16]*0.6" office:value-type="float" office:value="4.2">
            <text:p>4,2</text:p>
          </table:table-cell>
          <table:table-cell table:formula="of:=[PunktVergabe.C16]*0.6" office:value-type="float" office:value="4.8">
            <text:p>4,8</text:p>
          </table:table-cell>
          <table:table-cell table:number-columns-repeated="2"/>
          <table:table-cell table:formula="of:=[PunktVergabe.F16]" office:value-type="string" office:string-value="Geschmack">
            <text:p>Geschmack</text:p>
          </table:table-cell>
          <table:table-cell table:formula="of:=[PunktVergabe.G16]*0.6" office:value-type="float" office:value="0">
            <text:p>0</text:p>
          </table:table-cell>
          <table:table-cell table:formula="of:=[PunktVergabe.H16]*0.6" office:value-type="float" office:value="1.2">
            <text:p>1,2</text:p>
          </table:table-cell>
          <table:table-cell table:number-columns-repeated="2"/>
          <table:table-cell table:formula="of:=[PunktVergabe.K16]" office:value-type="string" office:string-value="Geschmack">
            <text:p>Geschmack</text:p>
          </table:table-cell>
          <table:table-cell table:formula="of:=[PunktVergabe.L16]*0.6" office:value-type="float" office:value="0">
            <text:p>0</text:p>
          </table:table-cell>
          <table:table-cell table:formula="of:=[PunktVergabe.M16]*0.6" office:value-type="float" office:value="1.8">
            <text:p>1,8</text:p>
          </table:table-cell>
          <table:table-cell/>
          <table:table-cell table:formula="of:=[PunktVergabe.O16]" office:value-type="string" office:string-value="Geschmack">
            <text:p>Geschmack</text:p>
          </table:table-cell>
          <table:table-cell table:formula="of:=[PunktVergabe.P16]*0.6" office:value-type="float" office:value="0">
            <text:p>0</text:p>
          </table:table-cell>
          <table:table-cell table:formula="of:=[PunktVergabe.Q16]*0.6" office:value-type="float" office:value="3">
            <text:p>3</text:p>
          </table:table-cell>
        </table:table-row>
        <table:table-row table:style-name="ro1">
          <table:table-cell table:formula="of:=[PunktVergabe.A17]" office:value-type="string" office:string-value="Schärfe">
            <text:p>Schärfe</text:p>
          </table:table-cell>
          <table:table-cell table:formula="of:=[PunktVergabe.B17]*0.15" office:value-type="float" office:value="0.15">
            <text:p>0,15</text:p>
          </table:table-cell>
          <table:table-cell table:formula="of:=[PunktVergabe.C17]*0.15" office:value-type="float" office:value="0.15">
            <text:p>0,15</text:p>
          </table:table-cell>
          <table:table-cell table:number-columns-repeated="2"/>
          <table:table-cell table:formula="of:=[PunktVergabe.F17]" office:value-type="string" office:string-value="Schärfe">
            <text:p>Schärfe</text:p>
          </table:table-cell>
          <table:table-cell table:formula="of:=[PunktVergabe.G17]*0.15" office:value-type="float" office:value="0">
            <text:p>0</text:p>
          </table:table-cell>
          <table:table-cell table:formula="of:=[PunktVergabe.H17]*0.15" office:value-type="float" office:value="0">
            <text:p>0</text:p>
          </table:table-cell>
          <table:table-cell table:number-columns-repeated="2"/>
          <table:table-cell table:formula="of:=[PunktVergabe.K17]" office:value-type="string" office:string-value="Schärfe">
            <text:p>Schärfe</text:p>
          </table:table-cell>
          <table:table-cell table:formula="of:=[PunktVergabe.L17]*0.15" office:value-type="float" office:value="0">
            <text:p>0</text:p>
          </table:table-cell>
          <table:table-cell table:formula="of:=[PunktVergabe.M17]*0.15" office:value-type="float" office:value="0">
            <text:p>0</text:p>
          </table:table-cell>
          <table:table-cell/>
          <table:table-cell table:formula="of:=[PunktVergabe.O17]" office:value-type="string" office:string-value="Schärfe">
            <text:p>Schärfe</text:p>
          </table:table-cell>
          <table:table-cell table:formula="of:=[PunktVergabe.P17]*0.15" office:value-type="float" office:value="0">
            <text:p>0</text:p>
          </table:table-cell>
          <table:table-cell table:formula="of:=[PunktVergabe.Q17]*0.15" office:value-type="float" office:value="0.45">
            <text:p>0,45</text:p>
          </table:table-cell>
        </table:table-row>
        <table:table-row table:style-name="ro1">
          <table:table-cell table:formula="of:=[PunktVergabe.A18]" office:value-type="string" office:string-value="Inhalt">
            <text:p>Inhalt</text:p>
          </table:table-cell>
          <table:table-cell table:formula="of:=[PunktVergabe.B18]*0.15" office:value-type="float" office:value="1.2">
            <text:p>1,2</text:p>
          </table:table-cell>
          <table:table-cell table:formula="of:=[PunktVergabe.C18]*0.15" office:value-type="float" office:value="1.2">
            <text:p>1,2</text:p>
          </table:table-cell>
          <table:table-cell table:number-columns-repeated="2"/>
          <table:table-cell table:formula="of:=[PunktVergabe.F18]" office:value-type="string" office:string-value="Inhalt">
            <text:p>Inhalt</text:p>
          </table:table-cell>
          <table:table-cell table:formula="of:=[PunktVergabe.G18]*0.15" office:value-type="float" office:value="0">
            <text:p>0</text:p>
          </table:table-cell>
          <table:table-cell table:formula="of:=[PunktVergabe.H18]*0.15" office:value-type="float" office:value="1.05">
            <text:p>1,05</text:p>
          </table:table-cell>
          <table:table-cell table:number-columns-repeated="2"/>
          <table:table-cell table:formula="of:=[PunktVergabe.K18]" office:value-type="string" office:string-value="Inhalt">
            <text:p>Inhalt</text:p>
          </table:table-cell>
          <table:table-cell table:formula="of:=[PunktVergabe.L18]*0.15" office:value-type="float" office:value="0">
            <text:p>0</text:p>
          </table:table-cell>
          <table:table-cell table:formula="of:=[PunktVergabe.M18]*0.15" office:value-type="float" office:value="1.05">
            <text:p>1,05</text:p>
          </table:table-cell>
          <table:table-cell/>
          <table:table-cell table:formula="of:=[PunktVergabe.O18]" office:value-type="string" office:string-value="Inhalt">
            <text:p>Inhalt</text:p>
          </table:table-cell>
          <table:table-cell table:formula="of:=[PunktVergabe.P18]*0.15" office:value-type="float" office:value="0">
            <text:p>0</text:p>
          </table:table-cell>
          <table:table-cell table:formula="of:=[PunktVergabe.Q18]*0.15" office:value-type="float" office:value="1.2">
            <text:p>1,2</text:p>
          </table:table-cell>
        </table:table-row>
        <table:table-row table:style-name="ro1">
          <table:table-cell table:formula="of:=[PunktVergabe.A19]" office:value-type="string" office:string-value="Menge">
            <text:p>Menge</text:p>
          </table:table-cell>
          <table:table-cell table:formula="of:=[PunktVergabe.B19]*0.1" office:value-type="float" office:value="0.9">
            <text:p>0,9</text:p>
          </table:table-cell>
          <table:table-cell table:formula="of:=[PunktVergabe.C19]*0.1" office:value-type="float" office:value="0.9">
            <text:p>0,9</text:p>
          </table:table-cell>
          <table:table-cell table:number-columns-repeated="2"/>
          <table:table-cell table:formula="of:=[PunktVergabe.F19]" office:value-type="string" office:string-value="Menge">
            <text:p>Menge</text:p>
          </table:table-cell>
          <table:table-cell table:formula="of:=[PunktVergabe.G19]*0.1" office:value-type="float" office:value="0">
            <text:p>0</text:p>
          </table:table-cell>
          <table:table-cell table:formula="of:=[PunktVergabe.H19]*0.1" office:value-type="float" office:value="0.7">
            <text:p>0,7</text:p>
          </table:table-cell>
          <table:table-cell table:number-columns-repeated="2"/>
          <table:table-cell table:formula="of:=[PunktVergabe.K19]" office:value-type="string" office:string-value="Menge">
            <text:p>Menge</text:p>
          </table:table-cell>
          <table:table-cell table:formula="of:=[PunktVergabe.L19]*0.1" office:value-type="float" office:value="0">
            <text:p>0</text:p>
          </table:table-cell>
          <table:table-cell table:formula="of:=[PunktVergabe.M19]*0.1" office:value-type="float" office:value="0.5">
            <text:p>0,5</text:p>
          </table:table-cell>
          <table:table-cell/>
          <table:table-cell table:formula="of:=[PunktVergabe.O19]" office:value-type="string" office:string-value="Menge">
            <text:p>Menge</text:p>
          </table:table-cell>
          <table:table-cell table:formula="of:=[PunktVergabe.P19]*0.1" office:value-type="float" office:value="0">
            <text:p>0</text:p>
          </table:table-cell>
          <table:table-cell table:formula="of:=[PunktVergabe.Q19]*0.1" office:value-type="float" office:value="0.5">
            <text:p>0,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16:.B19])" office:value-type="float" office:value="6.45">
            <text:p>6,45</text:p>
          </table:table-cell>
          <table:table-cell table:formula="of:=SUM([.C16:.C19])" office:value-type="float" office:value="7.05">
            <text:p>7,0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16:.G19])" office:value-type="float" office:value="0">
            <text:p>0</text:p>
          </table:table-cell>
          <table:table-cell table:formula="of:=SUM([.H16:.H19])" office:value-type="float" office:value="2.95">
            <text:p>2,9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16:.L19])" office:value-type="float" office:value="0">
            <text:p>0</text:p>
          </table:table-cell>
          <table:table-cell table:formula="of:=SUM([.M16:.M19])" office:value-type="float" office:value="3.35">
            <text:p>3,35</text:p>
          </table:table-cell>
          <table:table-cell/>
          <table:table-cell office:value-type="string">
            <text:p>Gesamt</text:p>
          </table:table-cell>
          <table:table-cell table:formula="of:=SUM([.P16:.P19])" office:value-type="float" office:value="0">
            <text:p>0</text:p>
          </table:table-cell>
          <table:table-cell table:formula="of:=SUM([.Q16:.Q19])" office:value-type="float" office:value="5.15">
            <text:p>5,1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formula="of:=[PunktVergabe.A23]" office:value-type="string" office:string-value="Hersteller:">
            <text:p>Hersteller:</text:p>
          </table:table-cell>
          <table:table-cell table:formula="of:=[PunktVergabe.B23]" office:value-type="string" office:string-value="Mama">
            <text:p>Mama</text:p>
          </table:table-cell>
          <table:table-cell table:number-columns-repeated="3"/>
          <table:table-cell table:formula="of:=[PunktVergabe.F23]" office:value-type="string" office:string-value="Hersteller:">
            <text:p>Hersteller:</text:p>
          </table:table-cell>
          <table:table-cell table:formula="of:=[PunktVergabe.G23]" office:value-type="string" office:string-value="Nissin">
            <text:p>Nissin</text:p>
          </table:table-cell>
          <table:table-cell table:number-columns-repeated="3"/>
          <table:table-cell table:formula="of:=[PunktVergabe.K23]" office:value-type="string" office:string-value="Hersteller:">
            <text:p>Hersteller:</text:p>
          </table:table-cell>
          <table:table-cell table:formula="of:=[PunktVergabe.L23]" office:value-type="string" office:string-value="Nissin">
            <text:p>Nissin</text:p>
          </table:table-cell>
          <table:table-cell table:number-columns-repeated="2"/>
          <table:table-cell table:formula="of:=[PunktVergabe.O23]" office:value-type="string" office:string-value="Hersteller:">
            <text:p>Hersteller:</text:p>
          </table:table-cell>
          <table:table-cell table:formula="of:=[PunktVergabe.P23]" office:value-type="string" office:string-value="Nissin">
            <text:p>Nissin</text:p>
          </table:table-cell>
          <table:table-cell/>
        </table:table-row>
        <table:table-row table:style-name="ro1">
          <table:table-cell table:formula="of:=[PunktVergabe.A24]" office:value-type="string" office:string-value="Name:">
            <text:p>Name:</text:p>
          </table:table-cell>
          <table:table-cell table:formula="of:=[PunktVergabe.B24]" office:value-type="string" office:string-value="Oriental Style Instant Noodles Pork Flavour">
            <text:p>Oriental Style Instant Noodles Pork Flavour</text:p>
          </table:table-cell>
          <table:table-cell table:number-columns-repeated="3"/>
          <table:table-cell table:formula="of:=[PunktVergabe.F24]" office:value-type="string" office:string-value="Name:">
            <text:p>Name:</text:p>
          </table:table-cell>
          <table:table-cell table:formula="of:=[PunktVergabe.G24]" office:value-type="string" office:string-value="Damae Ramen Spicy">
            <text:p>Damae Ramen Spicy</text:p>
          </table:table-cell>
          <table:table-cell table:number-columns-repeated="3"/>
          <table:table-cell table:formula="of:=[PunktVergabe.K24]" office:value-type="string" office:string-value="Name:">
            <text:p>Name:</text:p>
          </table:table-cell>
          <table:table-cell table:formula="of:=[PunktVergabe.L24]" office:value-type="string" office:string-value="Damae Ramen">
            <text:p>Damae Ramen</text:p>
          </table:table-cell>
          <table:table-cell table:number-columns-repeated="2"/>
          <table:table-cell table:formula="of:=[PunktVergabe.O24]" office:value-type="string" office:string-value="Name:">
            <text:p>Name:</text:p>
          </table:table-cell>
          <table:table-cell table:formula="of:=[PunktVergabe.P24]" office:value-type="string" office:string-value="Kimchi Ramen">
            <text:p>Kimchi Ramen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PunktVergabe.B26]" office:value-type="string" office:string-value="Seppo">
            <text:p>Seppo</text:p>
          </table:table-cell>
          <table:table-cell table:formula="of:=[PunktVergabe.C26]" office:value-type="string" office:string-value="Kristoph">
            <text:p>Kristoph</text:p>
          </table:table-cell>
          <table:table-cell table:number-columns-repeated="3"/>
          <table:table-cell table:formula="of:=[PunktVergabe.G26]" office:value-type="string" office:string-value="Seppo">
            <text:p>Seppo</text:p>
          </table:table-cell>
          <table:table-cell table:formula="of:=[PunktVergabe.H26]" office:value-type="string" office:string-value="Kristoph">
            <text:p>Kristoph</text:p>
          </table:table-cell>
          <table:table-cell table:number-columns-repeated="3"/>
          <table:table-cell table:formula="of:=[PunktVergabe.L26]" office:value-type="string" office:string-value="Seppo">
            <text:p>Seppo</text:p>
          </table:table-cell>
          <table:table-cell table:formula="of:=[PunktVergabe.M26]" office:value-type="string" office:string-value="Kristoph">
            <text:p>Kristoph</text:p>
          </table:table-cell>
          <table:table-cell table:number-columns-repeated="2"/>
          <table:table-cell table:formula="of:=[PunktVergabe.P26]" office:value-type="string" office:string-value="Seppo">
            <text:p>Seppo</text:p>
          </table:table-cell>
          <table:table-cell table:formula="of:=[PunktVergabe.Q26]" office:value-type="string" office:string-value="Kristoph">
            <text:p>Kristoph</text:p>
          </table:table-cell>
        </table:table-row>
        <table:table-row table:style-name="ro1">
          <table:table-cell table:formula="of:=[PunktVergabe.A27]" office:value-type="string" office:string-value="Geschmack">
            <text:p>Geschmack</text:p>
          </table:table-cell>
          <table:table-cell table:formula="of:=[PunktVergabe.B27]*0.6" office:value-type="float" office:value="0">
            <text:p>0</text:p>
          </table:table-cell>
          <table:table-cell table:formula="of:=[PunktVergabe.C27]*0.6" office:value-type="float" office:value="3.6">
            <text:p>3,6</text:p>
          </table:table-cell>
          <table:table-cell table:number-columns-repeated="2"/>
          <table:table-cell table:formula="of:=[PunktVergabe.F27]" office:value-type="string" office:string-value="Geschmack">
            <text:p>Geschmack</text:p>
          </table:table-cell>
          <table:table-cell table:formula="of:=[PunktVergabe.G27]*0.6" office:value-type="float" office:value="0">
            <text:p>0</text:p>
          </table:table-cell>
          <table:table-cell table:formula="of:=[PunktVergabe.H27]*0.6" office:value-type="float" office:value="4.2">
            <text:p>4,2</text:p>
          </table:table-cell>
          <table:table-cell table:number-columns-repeated="2"/>
          <table:table-cell table:formula="of:=[PunktVergabe.K27]" office:value-type="string" office:string-value="Geschmack">
            <text:p>Geschmack</text:p>
          </table:table-cell>
          <table:table-cell table:formula="of:=[PunktVergabe.L27]*0.6" office:value-type="float" office:value="0">
            <text:p>0</text:p>
          </table:table-cell>
          <table:table-cell table:formula="of:=[PunktVergabe.M27]*0.6" office:value-type="float" office:value="4.2">
            <text:p>4,2</text:p>
          </table:table-cell>
          <table:table-cell/>
          <table:table-cell table:formula="of:=[PunktVergabe.O27]" office:value-type="string" office:string-value="Geschmack">
            <text:p>Geschmack</text:p>
          </table:table-cell>
          <table:table-cell table:formula="of:=[PunktVergabe.P27]*0.6" office:value-type="float" office:value="1.2">
            <text:p>1,2</text:p>
          </table:table-cell>
          <table:table-cell table:formula="of:=[PunktVergabe.Q27]*0.6" office:value-type="float" office:value="0">
            <text:p>0</text:p>
          </table:table-cell>
        </table:table-row>
        <table:table-row table:style-name="ro1">
          <table:table-cell table:formula="of:=[PunktVergabe.A28]" office:value-type="string" office:string-value="Schärfe">
            <text:p>Schärfe</text:p>
          </table:table-cell>
          <table:table-cell table:formula="of:=[PunktVergabe.B28]*0.15" office:value-type="float" office:value="0">
            <text:p>0</text:p>
          </table:table-cell>
          <table:table-cell table:formula="of:=[PunktVergabe.C28]*0.15" office:value-type="float" office:value="0.9">
            <text:p>0,9</text:p>
          </table:table-cell>
          <table:table-cell table:number-columns-repeated="2"/>
          <table:table-cell table:formula="of:=[PunktVergabe.F28]" office:value-type="string" office:string-value="Schärfe">
            <text:p>Schärfe</text:p>
          </table:table-cell>
          <table:table-cell table:formula="of:=[PunktVergabe.G28]*0.15" office:value-type="float" office:value="0">
            <text:p>0</text:p>
          </table:table-cell>
          <table:table-cell table:formula="of:=[PunktVergabe.H28]*0.15" office:value-type="float" office:value="0.9">
            <text:p>0,9</text:p>
          </table:table-cell>
          <table:table-cell table:number-columns-repeated="2"/>
          <table:table-cell table:formula="of:=[PunktVergabe.K28]" office:value-type="string" office:string-value="Schärfe">
            <text:p>Schärfe</text:p>
          </table:table-cell>
          <table:table-cell table:formula="of:=[PunktVergabe.L28]*0.15" office:value-type="float" office:value="0">
            <text:p>0</text:p>
          </table:table-cell>
          <table:table-cell table:formula="of:=[PunktVergabe.M28]*0.15" office:value-type="float" office:value="0.15">
            <text:p>0,15</text:p>
          </table:table-cell>
          <table:table-cell/>
          <table:table-cell table:formula="of:=[PunktVergabe.O28]" office:value-type="string" office:string-value="Schärfe">
            <text:p>Schärfe</text:p>
          </table:table-cell>
          <table:table-cell table:formula="of:=[PunktVergabe.P28]*0.15" office:value-type="float" office:value="1.35">
            <text:p>1,35</text:p>
          </table:table-cell>
          <table:table-cell table:formula="of:=[PunktVergabe.Q28]*0.15" office:value-type="float" office:value="0">
            <text:p>0</text:p>
          </table:table-cell>
        </table:table-row>
        <table:table-row table:style-name="ro1">
          <table:table-cell table:formula="of:=[PunktVergabe.A29]" office:value-type="string" office:string-value="Inhalt">
            <text:p>Inhalt</text:p>
          </table:table-cell>
          <table:table-cell table:formula="of:=[PunktVergabe.B29]*0.15" office:value-type="float" office:value="0">
            <text:p>0</text:p>
          </table:table-cell>
          <table:table-cell table:formula="of:=[PunktVergabe.C29]*0.15" office:value-type="float" office:value="0.3">
            <text:p>0,3</text:p>
          </table:table-cell>
          <table:table-cell table:number-columns-repeated="2"/>
          <table:table-cell table:formula="of:=[PunktVergabe.F29]" office:value-type="string" office:string-value="Inhalt">
            <text:p>Inhalt</text:p>
          </table:table-cell>
          <table:table-cell table:formula="of:=[PunktVergabe.G29]*0.15" office:value-type="float" office:value="0">
            <text:p>0</text:p>
          </table:table-cell>
          <table:table-cell table:formula="of:=[PunktVergabe.H29]*0.15" office:value-type="float" office:value="0.15">
            <text:p>0,15</text:p>
          </table:table-cell>
          <table:table-cell table:number-columns-repeated="2"/>
          <table:table-cell table:formula="of:=[PunktVergabe.K29]" office:value-type="string" office:string-value="Inhalt">
            <text:p>Inhalt</text:p>
          </table:table-cell>
          <table:table-cell table:formula="of:=[PunktVergabe.L29]*0.15" office:value-type="float" office:value="0">
            <text:p>0</text:p>
          </table:table-cell>
          <table:table-cell table:formula="of:=[PunktVergabe.M29]*0.15" office:value-type="float" office:value="0.15">
            <text:p>0,15</text:p>
          </table:table-cell>
          <table:table-cell/>
          <table:table-cell table:formula="of:=[PunktVergabe.O29]" office:value-type="string" office:string-value="Inhalt">
            <text:p>Inhalt</text:p>
          </table:table-cell>
          <table:table-cell table:formula="of:=[PunktVergabe.P29]*0.15" office:value-type="float" office:value="0.75">
            <text:p>0,75</text:p>
          </table:table-cell>
          <table:table-cell table:formula="of:=[PunktVergabe.Q29]*0.15" office:value-type="float" office:value="0">
            <text:p>0</text:p>
          </table:table-cell>
        </table:table-row>
        <table:table-row table:style-name="ro1">
          <table:table-cell table:formula="of:=[PunktVergabe.A30]" office:value-type="string" office:string-value="Menge">
            <text:p>Menge</text:p>
          </table:table-cell>
          <table:table-cell table:formula="of:=[PunktVergabe.B30]*0.1" office:value-type="float" office:value="0">
            <text:p>0</text:p>
          </table:table-cell>
          <table:table-cell table:formula="of:=[PunktVergabe.C30]*0.1" office:value-type="float" office:value="0.5">
            <text:p>0,5</text:p>
          </table:table-cell>
          <table:table-cell table:number-columns-repeated="2"/>
          <table:table-cell table:formula="of:=[PunktVergabe.F30]" office:value-type="string" office:string-value="Menge">
            <text:p>Menge</text:p>
          </table:table-cell>
          <table:table-cell table:formula="of:=[PunktVergabe.G30]*0.1" office:value-type="float" office:value="0">
            <text:p>0</text:p>
          </table:table-cell>
          <table:table-cell table:formula="of:=[PunktVergabe.H30]*0.1" office:value-type="float" office:value="0.8">
            <text:p>0,8</text:p>
          </table:table-cell>
          <table:table-cell table:number-columns-repeated="2"/>
          <table:table-cell table:formula="of:=[PunktVergabe.K30]" office:value-type="string" office:string-value="Menge">
            <text:p>Menge</text:p>
          </table:table-cell>
          <table:table-cell table:formula="of:=[PunktVergabe.L30]*0.1" office:value-type="float" office:value="0">
            <text:p>0</text:p>
          </table:table-cell>
          <table:table-cell table:formula="of:=[PunktVergabe.M30]*0.1" office:value-type="float" office:value="0.8">
            <text:p>0,8</text:p>
          </table:table-cell>
          <table:table-cell/>
          <table:table-cell table:formula="of:=[PunktVergabe.O30]" office:value-type="string" office:string-value="Menge">
            <text:p>Menge</text:p>
          </table:table-cell>
          <table:table-cell table:formula="of:=[PunktVergabe.P30]*0.1" office:value-type="float" office:value="0.7">
            <text:p>0,7</text:p>
          </table:table-cell>
          <table:table-cell table:formula="of:=[PunktVergabe.Q30]*0.1" office:value-type="float" office:value="0">
            <text:p>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27:.B30])" office:value-type="float" office:value="0">
            <text:p>0</text:p>
          </table:table-cell>
          <table:table-cell table:formula="of:=SUM([.C27:.C30])" office:value-type="float" office:value="5.3">
            <text:p>5,3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27:.G30])" office:value-type="float" office:value="0">
            <text:p>0</text:p>
          </table:table-cell>
          <table:table-cell table:formula="of:=SUM([.H27:.H30])" office:value-type="float" office:value="6.05">
            <text:p>6,0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27:.L30])" office:value-type="float" office:value="0">
            <text:p>0</text:p>
          </table:table-cell>
          <table:table-cell table:formula="of:=SUM([.M27:.M30])" office:value-type="float" office:value="5.3">
            <text:p>5,3</text:p>
          </table:table-cell>
          <table:table-cell/>
          <table:table-cell office:value-type="string">
            <text:p>Gesamt</text:p>
          </table:table-cell>
          <table:table-cell table:formula="of:=SUM([.P27:.P30])" office:value-type="float" office:value="4">
            <text:p>4</text:p>
          </table:table-cell>
          <table:table-cell table:formula="of:=SUM([.Q27:.Q30])" office:value-type="float" office:value="0">
            <text:p>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formula="of:=[PunktVergabe.A34]" office:value-type="string" office:string-value="Hersteller:">
            <text:p>Hersteller:</text:p>
          </table:table-cell>
          <table:table-cell table:formula="of:=[PunktVergabe.B34]" office:value-type="string" office:string-value="Nong Shim">
            <text:p>Nong Shim</text:p>
          </table:table-cell>
          <table:table-cell table:number-columns-repeated="3"/>
          <table:table-cell table:formula="of:=[PunktVergabe.F34]" office:value-type="string" office:string-value="Hersteller:">
            <text:p>Hersteller:</text:p>
          </table:table-cell>
          <table:table-cell table:formula="of:=[PunktVergabe.G34]" office:value-type="string" office:string-value="Jin Mai Lang">
            <text:p>Jin Mai Lang</text:p>
          </table:table-cell>
          <table:table-cell table:number-columns-repeated="3"/>
          <table:table-cell table:formula="of:=[PunktVergabe.K34]" office:value-type="string" office:string-value="Hersteller:">
            <text:p>Hersteller:</text:p>
          </table:table-cell>
          <table:table-cell table:formula="of:=[PunktVergabe.L34]" office:value-type="string" office:string-value="Jin Mai Lang">
            <text:p>Jin Mai Lang</text:p>
          </table:table-cell>
          <table:table-cell table:number-columns-repeated="5"/>
        </table:table-row>
        <table:table-row table:style-name="ro1">
          <table:table-cell table:formula="of:=[PunktVergabe.A35]" office:value-type="string" office:string-value="Name:">
            <text:p>Name:</text:p>
          </table:table-cell>
          <table:table-cell table:formula="of:=[PunktVergabe.B35]" office:value-type="string" office:string-value="Big Bowl Noodle Udon Flavour">
            <text:p>Big Bowl Noodle Udon Flavour</text:p>
          </table:table-cell>
          <table:table-cell table:number-columns-repeated="3"/>
          <table:table-cell table:formula="of:=[PunktVergabe.F35]" office:value-type="string" office:string-value="Name:">
            <text:p>Name:</text:p>
          </table:table-cell>
          <table:table-cell table:formula="of:=[PunktVergabe.G35]" office:value-type="string" office:string-value="Spicy Beef Flavour">
            <text:p>Spicy Beef Flavour</text:p>
          </table:table-cell>
          <table:table-cell table:number-columns-repeated="3"/>
          <table:table-cell table:formula="of:=[PunktVergabe.K35]" office:value-type="string" office:string-value="Name:">
            <text:p>Name:</text:p>
          </table:table-cell>
          <table:table-cell table:formula="of:=[PunktVergabe.L35]" office:value-type="string" office:string-value="Stew Beef Flavour">
            <text:p>Stew Beef Flavour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PunktVergabe.B37]" office:value-type="string" office:string-value="Seppo">
            <text:p>Seppo</text:p>
          </table:table-cell>
          <table:table-cell table:formula="of:=[PunktVergabe.C37]" office:value-type="string" office:string-value="Kristoph">
            <text:p>Kristoph</text:p>
          </table:table-cell>
          <table:table-cell table:number-columns-repeated="3"/>
          <table:table-cell table:formula="of:=[PunktVergabe.G37]" office:value-type="string" office:string-value="Seppo">
            <text:p>Seppo</text:p>
          </table:table-cell>
          <table:table-cell table:formula="of:=[PunktVergabe.H37]" office:value-type="string" office:string-value="Kristoph">
            <text:p>Kristoph</text:p>
          </table:table-cell>
          <table:table-cell table:number-columns-repeated="3"/>
          <table:table-cell table:formula="of:=[PunktVergabe.L37]" office:value-type="string" office:string-value="Seppo">
            <text:p>Seppo</text:p>
          </table:table-cell>
          <table:table-cell table:formula="of:=[PunktVergabe.M37]" office:value-type="string" office:string-value="Kristoph">
            <text:p>Kristoph</text:p>
          </table:table-cell>
          <table:table-cell table:number-columns-repeated="4"/>
        </table:table-row>
        <table:table-row table:style-name="ro1">
          <table:table-cell table:formula="of:=[PunktVergabe.A38]" office:value-type="string" office:string-value="Geschmack">
            <text:p>Geschmack</text:p>
          </table:table-cell>
          <table:table-cell table:formula="of:=[PunktVergabe.B38]*0.6" office:value-type="float" office:value="0">
            <text:p>0</text:p>
          </table:table-cell>
          <table:table-cell table:formula="of:=[PunktVergabe.C38]*0.6" office:value-type="float" office:value="3">
            <text:p>3</text:p>
          </table:table-cell>
          <table:table-cell table:number-columns-repeated="2"/>
          <table:table-cell table:formula="of:=[PunktVergabe.F38]" office:value-type="string" office:string-value="Geschmack">
            <text:p>Geschmack</text:p>
          </table:table-cell>
          <table:table-cell table:formula="of:=[PunktVergabe.G38]*0.6" office:value-type="float" office:value="0">
            <text:p>0</text:p>
          </table:table-cell>
          <table:table-cell table:formula="of:=[PunktVergabe.H38]*0.6" office:value-type="float" office:value="3">
            <text:p>3</text:p>
          </table:table-cell>
          <table:table-cell table:number-columns-repeated="2"/>
          <table:table-cell table:formula="of:=[PunktVergabe.K38]" office:value-type="string" office:string-value="Geschmack">
            <text:p>Geschmack</text:p>
          </table:table-cell>
          <table:table-cell table:formula="of:=[PunktVergabe.L38]*0.6" office:value-type="float" office:value="0">
            <text:p>0</text:p>
          </table:table-cell>
          <table:table-cell table:formula="of:=[PunktVergabe.M38]*0.6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formula="of:=[PunktVergabe.A39]" office:value-type="string" office:string-value="Schärfe">
            <text:p>Schärfe</text:p>
          </table:table-cell>
          <table:table-cell table:formula="of:=[PunktVergabe.B39]*0.15" office:value-type="float" office:value="0">
            <text:p>0</text:p>
          </table:table-cell>
          <table:table-cell table:formula="of:=[PunktVergabe.C39]*0.15" office:value-type="float" office:value="0.15">
            <text:p>0,15</text:p>
          </table:table-cell>
          <table:table-cell table:number-columns-repeated="2"/>
          <table:table-cell table:formula="of:=[PunktVergabe.F39]" office:value-type="string" office:string-value="Schärfe">
            <text:p>Schärfe</text:p>
          </table:table-cell>
          <table:table-cell table:formula="of:=[PunktVergabe.G39]*0.15" office:value-type="float" office:value="0">
            <text:p>0</text:p>
          </table:table-cell>
          <table:table-cell table:formula="of:=[PunktVergabe.H39]*0.15" office:value-type="float" office:value="1.35">
            <text:p>1,35</text:p>
          </table:table-cell>
          <table:table-cell table:number-columns-repeated="2"/>
          <table:table-cell table:formula="of:=[PunktVergabe.K39]" office:value-type="string" office:string-value="Schärfe">
            <text:p>Schärfe</text:p>
          </table:table-cell>
          <table:table-cell table:formula="of:=[PunktVergabe.L39]*0.15" office:value-type="float" office:value="0">
            <text:p>0</text:p>
          </table:table-cell>
          <table:table-cell table:formula="of:=[PunktVergabe.M39]*0.15" office:value-type="float" office:value="0.15">
            <text:p>0,15</text:p>
          </table:table-cell>
          <table:table-cell table:number-columns-repeated="4"/>
        </table:table-row>
        <table:table-row table:style-name="ro1">
          <table:table-cell table:formula="of:=[PunktVergabe.A40]" office:value-type="string" office:string-value="Inhalt">
            <text:p>Inhalt</text:p>
          </table:table-cell>
          <table:table-cell table:formula="of:=[PunktVergabe.B40]*0.15" office:value-type="float" office:value="0">
            <text:p>0</text:p>
          </table:table-cell>
          <table:table-cell table:formula="of:=[PunktVergabe.C40]*0.15" office:value-type="float" office:value="1.5">
            <text:p>1,5</text:p>
          </table:table-cell>
          <table:table-cell table:number-columns-repeated="2"/>
          <table:table-cell table:formula="of:=[PunktVergabe.F40]" office:value-type="string" office:string-value="Inhalt">
            <text:p>Inhalt</text:p>
          </table:table-cell>
          <table:table-cell table:formula="of:=[PunktVergabe.G40]*0.15" office:value-type="float" office:value="0">
            <text:p>0</text:p>
          </table:table-cell>
          <table:table-cell table:formula="of:=[PunktVergabe.H40]*0.15" office:value-type="float" office:value="1.2">
            <text:p>1,2</text:p>
          </table:table-cell>
          <table:table-cell table:number-columns-repeated="2"/>
          <table:table-cell table:formula="of:=[PunktVergabe.K40]" office:value-type="string" office:string-value="Inhalt">
            <text:p>Inhalt</text:p>
          </table:table-cell>
          <table:table-cell table:formula="of:=[PunktVergabe.L40]*0.15" office:value-type="float" office:value="0">
            <text:p>0</text:p>
          </table:table-cell>
          <table:table-cell table:formula="of:=[PunktVergabe.M40]*0.15" office:value-type="float" office:value="1.2">
            <text:p>1,2</text:p>
          </table:table-cell>
          <table:table-cell table:number-columns-repeated="4"/>
        </table:table-row>
        <table:table-row table:style-name="ro1">
          <table:table-cell table:formula="of:=[PunktVergabe.A41]" office:value-type="string" office:string-value="Menge">
            <text:p>Menge</text:p>
          </table:table-cell>
          <table:table-cell table:formula="of:=[PunktVergabe.B41]*0.1" office:value-type="float" office:value="0">
            <text:p>0</text:p>
          </table:table-cell>
          <table:table-cell table:formula="of:=[PunktVergabe.C41]*0.1" office:value-type="float" office:value="0.7">
            <text:p>0,7</text:p>
          </table:table-cell>
          <table:table-cell table:number-columns-repeated="2"/>
          <table:table-cell table:formula="of:=[PunktVergabe.F41]" office:value-type="string" office:string-value="Menge">
            <text:p>Menge</text:p>
          </table:table-cell>
          <table:table-cell table:formula="of:=[PunktVergabe.G41]*0.1" office:value-type="float" office:value="0">
            <text:p>0</text:p>
          </table:table-cell>
          <table:table-cell table:formula="of:=[PunktVergabe.H41]*0.1" office:value-type="float" office:value="0.8">
            <text:p>0,8</text:p>
          </table:table-cell>
          <table:table-cell table:number-columns-repeated="2"/>
          <table:table-cell table:formula="of:=[PunktVergabe.K41]" office:value-type="string" office:string-value="Menge">
            <text:p>Menge</text:p>
          </table:table-cell>
          <table:table-cell table:formula="of:=[PunktVergabe.L41]*0.1" office:value-type="float" office:value="0">
            <text:p>0</text:p>
          </table:table-cell>
          <table:table-cell table:formula="of:=[PunktVergabe.M41]*0.1" office:value-type="float" office:value="0.8">
            <text:p>0,8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38:.B41])" office:value-type="float" office:value="0">
            <text:p>0</text:p>
          </table:table-cell>
          <table:table-cell table:formula="of:=SUM([.C38:.C41])" office:value-type="float" office:value="5.35">
            <text:p>5,3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38:.G41])" office:value-type="float" office:value="0">
            <text:p>0</text:p>
          </table:table-cell>
          <table:table-cell table:formula="of:=SUM([.H38:.H41])" office:value-type="float" office:value="6.35">
            <text:p>6,3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38:.L41])" office:value-type="float" office:value="0">
            <text:p>0</text:p>
          </table:table-cell>
          <table:table-cell table:formula="of:=SUM([.M38:.M41])" office:value-type="float" office:value="5.15">
            <text:p>5,15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6">06.12.2010</text:date>, <text:time>20:07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Sebastian Brandt</meta:initial-creator>
    <meta:creation-date>2008-06-28T18:27:06</meta:creation-date>
    <dc:creator>Kristoph Werner</dc:creator>
    <dc:date>2010-12-06T20:07:32.61</dc:date>
    <meta:editing-cycles>31</meta:editing-cycles>
    <meta:editing-duration>PT03H44M07S</meta:editing-duration>
    <meta:document-statistic meta:table-count="2" meta:cell-count="585" meta:object-count="0"/>
    <meta:user-defined meta:name="Info 1"/>
    <meta:user-defined meta:name="Info 2"/>
    <meta:user-defined meta:name="Info 3"/>
    <meta:user-defined meta:name="Info 4"/>
  </office:meta>
</office:document-meta>
</file>